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emplatedURLFormatter.getTemplatedURL( ServletContext servletContext , ServletRequest request , MutableURI uri , String key , URIContext uri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TemplatedURLFormatter.formatURIWithTemplate( ServletRequest request , MutableURI uri , URIContext uriContext , URLTemplate templ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